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C200000351F91FBD3D1402BAC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207cm" svg:height="17.371cm" svg:x="0cm" svg:y="0cm">
          <draw:image xlink:href="Pictures/10000001000001C200000351F91FBD3D1402BAC1.png" xlink:type="simple" xlink:show="embed" xlink:actuate="onLoad" draw:mime-type="image/png">
            <text:p/>
          </draw:image>
        </draw:frame>
        <draw:frame draw:style-name="gr2" draw:text-style-name="P2" draw:layer="layout" svg:width="3.288cm" svg:height="0.962cm" svg:x="9.207cm" svg:y="0cm">
          <draw:text-box>
            <text:p>1. imports</text:p>
          </draw:text-box>
        </draw:frame>
        <draw:frame draw:style-name="gr2" draw:text-style-name="P2" draw:layer="layout" svg:width="5.641cm" svg:height="0.962cm" svg:x="9.207cm" svg:y="1.27cm">
          <draw:text-box>
            <text:p>2. define variables</text:p>
          </draw:text-box>
        </draw:frame>
        <draw:frame draw:style-name="gr2" draw:text-style-name="P2" draw:layer="layout" svg:width="2.758cm" svg:height="0.962cm" svg:x="9.307cm" svg:y="3.492cm">
          <draw:text-box>
            <text:p>3. setup</text:p>
          </draw:text-box>
        </draw:frame>
        <draw:frame draw:style-name="gr2" draw:text-style-name="P2" draw:layer="layout" svg:width="3.952cm" svg:height="0.962cm" svg:x="9.207cm" svg:y="9.515cm">
          <draw:text-box>
            <text:p>4. main loo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24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30T14:31:47.183000000</meta:creation-date>
    <dc:date>2023-12-30T14:40:15.102000000</dc:date>
    <meta:editing-duration>PT8M27S</meta:editing-duration>
    <meta:editing-cycles>2</meta:editing-cycles>
    <meta:generator>LibreOffice/7.6.2.1$Windows_X86_64 LibreOffice_project/56f7684011345957bbf33a7ee678afaf4d2ba333</meta:generator>
    <meta:document-statistic meta:object-count="5"/>
  </office:meta>
</office:document-meta>
</file>